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345e8" officeooo:paragraph-rsid="000345e8"/>
    </style:style>
    <style:style style:name="P2" style:family="paragraph" style:parent-style-name="Text_20_body">
      <style:text-properties officeooo:rsid="0005382f" officeooo:paragraph-rsid="0005382f"/>
    </style:style>
    <style:style style:name="P3" style:family="paragraph" style:parent-style-name="code">
      <style:text-properties officeooo:paragraph-rsid="0007a9f0"/>
    </style:style>
    <style:style style:name="P4" style:family="paragraph" style:parent-style-name="Text_20_body">
      <style:text-properties officeooo:rsid="0007a9f0" officeooo:paragraph-rsid="0007a9f0"/>
    </style:style>
    <style:style style:name="P5" style:family="paragraph" style:parent-style-name="Text_20_body">
      <style:text-properties officeooo:rsid="000345e8" officeooo:paragraph-rsid="000345e8"/>
    </style:style>
    <style:style style:name="T1" style:family="text">
      <style:text-properties officeooo:rsid="000345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1974" style:font-style-asian="normal" style:font-style-complex="normal"/>
    </style:style>
    <style:style style:name="T5" style:family="text">
      <style:text-properties officeooo:rsid="0007a9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T NGINX <text:span text:style-name="T5">ON DOCKER</text:span></text:p>
      <text:h text:style-name="Heading_20_1" text:outline-level="1">Installation <text:span text:style-name="T1">docker</text:span></text:h>
      <text:p text:style-name="P1">1. Importer l’image nginx</text:p>
      <text:p text:style-name="code"># docker pull nginx</text:p>
      <text:p text:style-name="P1">2. Créer le container</text:p>
      <text:p text:style-name="code"># docker run –name nginx-server -p 81:80 -d nginx</text:p>
      <text:p text:style-name="P4">Dés lors que le container est démarré, le serveur est démarré.</text:p>
      <text:p text:style-name="P1">Ici, le nom du container sera <text:span text:style-name="T2">nginx-server. L</text:span><text:span text:style-name="T3">e port d’écoute du container est le 81 et le port utilisé par le container est le 80.</text:span></text:p>
      <text:p text:style-name="P2"><text:span text:style-name="T3">3. Prendre la </text:span><text:span text:style-name="T4">main sur container</text:span></text:p>
      <text:p text:style-name="code"><text:span text:style-name="T4"># </text:span><text:span text:style-name="T3">docker exec -it container_id /bin/bash</text:span></text:p>
      <text:p text:style-name="P4">4. Publier sur le server nginx</text:p>
      <text:p text:style-name="P3"># docker cp /path/to/sources <text:span text:style-name="T5">id_container:/usr/share/nginx/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Bitstream Charter" fo:font-family="'Bitstream Charter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writing-mode="page"/>
      <style:text-properties style:font-name="Bitstream Charter" fo:font-family="'Bitstream Charter'" style:font-style-name="Normal" style:font-pitch="variable" officeooo:rsid="00139aa2" fo:background-color="#cccccc" style:font-size-asian="10.5pt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text-indent="0cm" style:auto-text-indent="false" fo:background-color="#eeeeee" style:shadow="none" style:writing-mode="page"/>
      <style:text-properties fo:font-size="10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5:42:25.642057056</meta:creation-date>
    <dc:date>2018-01-14T20:45:41.030970516</dc:date>
    <meta:editing-duration>PT3H28M49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86" meta:character-count="508" meta:non-whitespace-character-count="434"/>
  </office:meta>
</office:document-meta>
</file>